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fo:font-weight="bold" style:font-style-asian="italic" style:font-weight-asian="bold" style:font-style-complex="italic" style:font-weight-complex="bol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 text:track-changes="false">
        <text:changed-region xml:id="ct239685936" text:id="ct239685936">
          <text:insertion>
            <office:change-info>
              <dc:creator>&lt;анонимный&gt;</dc:creator>
              <dc:date>2012-11-15T15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ФГБУ "Федеральный научно-клинический центр </text:p>
      <text:p text:style-name="P4">Детской гематологии, онкологии и иммунологии </text:p>
      <text:p text:style-name="P2"><text:span text:style-name="T1">им. Дмитрия Рогачёва"</text:span> </text:p>
      <text:p text:style-name="P1"/>
      <text:p text:style-name="P5">Согласие пациента на обследование и лечение</text:p>
      <text:p text:style-name="P1"/>
      <text:p text:style-name="P1"/>
      <text:p text:style-name="P1">Я, ____________________________________________________________________________ </text:p>
      <text:p text:style-name="P1">паспорт:____________________________,выдан:____________________________________ </text:p>
      <text:p text:style-name="P1">______________________________________________________________________________ </text:p>
      <text:p text:style-name="P3">являюсь законным представителем (мать, отец, усыновитель, опекун,попечитель) ребенка: </text:p>
      <text:p text:style-name="P3"><text:change-start text:change-id="ct239685936"/><text:span text:style-name="T3">getFullName('name') </text:span><text:change-end text:change-id="ct239685936"/><text:span text:style-name="T2"><text:s/></text:span><text:s/>даю свое согласие на основании закона Федерального закона от 21.11.2011г. № 323-ФЗ "Об основах охраны здоровья граждан в РФ" на обследование и лечение в условиях ФГБУ"ФНКЦ ДГОИ им. Дмитрия Рогачёва" Минздравсоцразвития России. </text:p>
      <text:p text:style-name="P3"/>
      <text:p text:style-name="P3">Мне в доступной форме разъяснена суть применяемых методов диагностики и лечения. Я согласен(на) на то, что количество и состав процедур будет определяться лечащим врачом в соответствии с имеющимися показаниями и противопоказаниями. </text:p>
      <text:p text:style-name="P3"/>
      <text:p text:style-name="P3">Я и мои родственники (законные представители) предупреждены о возможности развития побочных реакций,носящих характер аллергических(индивидуальная непереносимость лекарственных средств), инфекционных осложнений (вторичные воспалительные реакции) и иных. </text:p>
      <text:p text:style-name="P3"/>
      <text:p text:style-name="P3">Я прошу применить для обследования и лечения необходимые методики диагностики и лечения, в том числе те, которые являются новыми и усовершенствованными. </text:p>
      <text:p text:style-name="P1"/>
      <text:p text:style-name="P1"><text:s/></text:p>
      <text:p text:style-name="P1">Подпись ____________ </text:p>
      <text:p text:style-name="P1"/>
      <text:p text:style-name="P1">Дата<text:bookmark text:name="лл"/> <text:date style:data-style-name="N37" text:date-value="2012-11-17T01:26:15.98">17.11.12</text:date></text:p>
      <text:p text:style-name="P1"><text:s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Обычный" style:family="paragraph" style:next-style-name="Standard">
      <style:paragraph-properties fo:margin-top="0.176cm" fo:margin-bottom="0.176cm" style:text-autospace="none"/>
    </style:style>
    <style:style style:name="Definition_20_Term" style:display-name="Definition Term" style:family="paragraph" style:parent-style-name="Обычный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Обычный" style:next-style-name="Definition_20_Term">
      <style:paragraph-properties fo:margin="100%" fo:margin-left="0.635cm" fo:margin-right="0cm" fo:margin-top="0cm" fo:margin-bottom="0cm" fo:text-indent="0cm" style:auto-text-indent="false"/>
    </style:style>
    <style:style style:name="H1" style:family="paragraph" style:parent-style-name="Обычный" style:next-style-name="Обычный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Обычный" style:next-style-name="Обычный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Обычный" style:next-style-name="Обычный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Обычный" style:next-style-name="Обычный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Обычный" style:next-style-name="Обычный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Обычный" style:next-style-name="Обычный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Обычный" style:next-style-name="Обычный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Обычный" style:next-style-name="Standard">
      <style:paragraph-properties fo:margin="100%" fo:margin-left="0.635cm" fo:margin-right="0.635cm" fo:margin-top="0cm" fo:margin-bottom="0cm" fo:text-indent="0cm" style:auto-text-indent="false"/>
    </style:style>
    <style:style style:name="Preformatted" style:family="paragraph" style:parent-style-name="Обычный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z-Bottom_20_of_20_Form" style:display-name="z-Bottom of Form" style:family="paragraph" style:next-style-name="Обычный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Обычный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_20__28_user_29_" style:display-name="Definition (user)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_20__28_user_29_" style:display-name="Variable (user)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16:13:12.79</meta:creation-date>
    <dc:date>2012-11-17T01:26:15.91</dc:date>
    <meta:editing-duration>PT11M33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1" meta:paragraph-count="17" meta:word-count="143" meta:character-count="1402"/>
  </office:meta>
</office:document-meta>
</file>